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LocaleConverter.ByteLocaleConverter(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parse( Object value ,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yteLocaleConverter.ByteLocaleConverter( Object defaultValu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Object defaultValue ,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Object default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Object defaultValue , Locale locale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Locale locale , String pattern , boolean loc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LocaleConverter.ByteLocaleConverter( Object defaultValue ,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